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599cm"/>
    </style:style>
    <style:style style:name="Table3.C" style:family="table-column">
      <style:table-column-properties style:column-width="1.3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style:min-row-height="0.011cm"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B6" style:family="table-cell">
      <style:table-cell-properties style:vertical-align="" fo:padding="0.097cm" fo:border-left="none" fo:border-right="none" fo:border-top="none" fo:border-bottom="0.5pt solid #b2b2b2"/>
    </style:style>
    <style:style style:name="Table3.C6" style:family="table-cell">
      <style:table-cell-properties style:vertical-align="" fo:padding="0.097cm" fo:border-left="none" fo:border-right="none" fo:border-top="none" fo:border-bottom="0.5pt solid #b2b2b2"/>
    </style:style>
    <style:style style:name="Table3.D6" style:family="table-cell">
      <style:table-cell-properties style:vertical-align="" fo:padding="0.097cm" fo:border-left="none" fo:border-right="none" fo:border-top="none" fo:border-bottom="0.5pt solid #b2b2b2"/>
    </style:style>
    <style:style style:name="Table3.E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d333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dc70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1dc70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b2258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style:text-underline-style="none" fo:font-weight="normal" officeooo:paragraph-rsid="0217b567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5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5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b3a4c"/>
    </style:style>
    <style:style style:name="P6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4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8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style:use-window-font-color="true" fo:language="it" fo:country="IT"/>
    </style:style>
    <style:style style:name="T8" style:family="text">
      <style:text-properties style:use-window-font-color="true" officeooo:rsid="0065b47f" fo:background-color="transparent" loext:char-shading-value="0" style:font-name-complex="Helvetica" style:language-complex="ar" style:country-complex="SA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2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6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46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37"><text:placeholder text:placeholder-type="text">&lt;if test="variant_images()"&gt;</text:placeholder></text:p>
              <text:p text:style-name="P41"><text:placeholder text:placeholder-type="text">&lt;translate(u'image')&gt;</text:placeholder></text:p>
              <text:p text:style-name="P37"><text:placeholder text:placeholder-type="text">&lt;/if&gt;</text:placeholder></text:p>
            </table:table-cell>
            <table:table-cell table:style-name="Table3.A1" office:value-type="string">
              <text:p text:style-name="P49"><text:placeholder text:placeholder-type="text">&lt;if test="not variant_images()"&gt;</text:placeholder></text:p>
              <text:p text:style-name="P48"><text:placeholder text:placeholder-type="text">&lt;translate(u'UoM')&gt;</text:placeholder></text:p>
              <text:p text:style-name="P38"><text:placeholder text:placeholder-type="text">&lt;/if&gt;</text:placeholder></text:p>
              <text:p text:style-name="P38"><text:placeholder text:placeholder-type="text">&lt;if test="variant_images()"&gt;</text:placeholder></text:p>
              <text:p text:style-name="P42"><text:placeholder text:placeholder-type="text">&lt;translate(u'ordered color')&gt;</text:placeholder>/</text:p>
              <text:p text:style-name="P42"><text:placeholder text:placeholder-type="text">&lt;translate(u'UoM')&gt;</text:placeholder></text:p>
              <text:p text:style-name="P39"><text:placeholder text:placeholder-type="text">&lt;/if&gt;</text:placeholder></text:p>
            </table:table-cell>
            <table:table-cell table:style-name="Table3.A1" office:value-type="string">
              <text:p text:style-name="P47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56"><text:span text:style-name="T8"><text:placeholder text:placeholder-type="text">&lt;get_label(o,'sale_id')&gt;</text:placeholder></text:span><text:span text:style-name="T8">:</text:span><text:placeholder text:placeholder-type="text">&lt;o.sale_id and o.sale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55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5" office:value-type="string">
            <text:p text:style-name="P26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40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6" office:value-type="string">
            <text:p text:style-name="P58"><text:span text:style-name="Strong_20_Emphasis"><text:span text:style-name="T20"><text:placeholder text:placeholder-type="text">&lt;for each="nl in line.name.split('\n')"&gt;</text:placeholder></text:span></text:span></text:p>
            <text:p text:style-name="P59"><text:span text:style-name="Strong_20_Emphasis"><text:span text:style-name="T20"><text:placeholder text:placeholder-type="text">&lt;nl.upper().replace('(NO DESC)','')&gt;</text:placeholder></text:span></text:span></text:p>
            <text:p text:style-name="P60"><text:span text:style-name="Strong_20_Emphasis"><text:span text:style-name="T24"><text:placeholder text:placeholder-type="text">&lt;/for&gt;</text:placeholder></text:span></text:span></text:p>
            <text:p text:style-name="P61"><text:span text:style-name="Strong_20_Emphasis"><text:span text:style-name="T24"><text:placeholder text:placeholder-type="text">&lt;line.product_id and line.product_id.description_sale or ''&gt;</text:placeholder></text:span></text:span></text:p>
            <text:p text:style-name="P43"><text:span text:style-name="Strong_20_Emphasis"><text:span text:style-name="T26"><text:placeholder text:placeholder-type="text">&lt;if test="check_installed_module('partner_product_additional_description')"&gt;</text:placeholder></text:span></text:span></text:p>
            <text:p text:style-name="P43"><text:span text:style-name="Strong_20_Emphasis"><text:span text:style-name="T26"><text:placeholder text:placeholder-type="text">&lt;if test="line.picking_id.partner_product_additional_description_id"&gt;</text:placeholder></text:span></text:span></text:p>
            <text:p text:style-name="P43"><text:span text:style-name="Strong_20_Emphasis"><text:span text:style-name="T25"><text:placeholder text:placeholder-type="text">&lt;line.picking_id.partner_product_additional_description_id.name&gt;</text:placeholder></text:span></text:span></text:p>
            <text:p text:style-name="P43"><text:span text:style-name="Strong_20_Emphasis"><text:span text:style-name="T26"><text:placeholder text:placeholder-type="text">&lt;/if&gt;</text:placeholder></text:span></text:span></text:p>
            <text:p text:style-name="P44"><text:bookmark-start text:name="__DdeLink__1306_110173853911"/><text:span text:style-name="Strong_20_Emphasis"><text:span text:style-name="T26"><text:placeholder text:placeholder-type="text">&lt;/if&gt;</text:placeholder></text:span></text:span><text:bookmark-end text:name="__DdeLink__1306_110173853911"/></text:p>
          </table:table-cell>
          <table:table-cell table:style-name="Table3.C6" office:value-type="string">
            <text:p text:style-name="P57"><text:span text:style-name="Strong_20_Emphasis"><text:span text:style-name="T18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6" office:value-type="string">
            <text:p text:style-name="P65"><text:span text:style-name="Strong_20_Emphasis"><text:span text:style-name="T15"><text:placeholder text:placeholder-type="text">&lt;if test="line.product_id"&gt;</text:placeholder></text:span></text:span></text:p>
            <text:p text:style-name="P66"><text:span text:style-name="Strong_20_Emphasis"><text:span text:style-name="T18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66"><text:span text:style-name="Strong_20_Emphasis"><text:span text:style-name="T18"><text:placeholder text:placeholder-type="text">&lt;/if&gt;</text:placeholder></text:span></text:span></text:p>
          </table:table-cell>
          <table:table-cell table:style-name="Table3.E6" office:value-type="string">
            <text:p text:style-name="P64"><text:span text:style-name="Strong_20_Emphasis"><text:span text:style-name="T16"><text:placeholder text:placeholder-type="text">&lt;if test="line.product_uom_qty != 0.0"&gt;</text:placeholder></text:span></text:span><text:span text:style-name="Strong_20_Emphasis"><text:span text:style-name="T14"> </text:span></text:span><text:span text:style-name="Strong_20_Emphasis"><text:span text:style-name="T17"><text:placeholder text:placeholder-type="text">&lt;formatLang(line.product_uom_qty,digits=3)&gt;</text:placeholder></text:span></text:span><text:span text:style-name="Strong_20_Emphasis"><text:span text:style-name="T16"><text:placeholder text:placeholder-type="text">&lt;/if&gt;</text:placeholder></text:span></text:span></text:p>
          </table:table-cell>
        </table:table-row>
        <table:table-row table:style-name="Table3.7">
          <table:table-cell table:style-name="Table3.A7" table:number-columns-spanned="5" office:value-type="string">
            <text:p text:style-name="P52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40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9"><text:placeholder text:placeholder-type="text">&lt;line.product_id and line.product_id.code or ''&gt;</text:placeholder></text:p>
          </table:table-cell>
          <table:table-cell table:style-name="Table3.B9" table:number-columns-spanned="2" office:value-type="string">
            <text:p text:style-name="P58"><text:span text:style-name="Strong_20_Emphasis"><text:span text:style-name="T19"><text:placeholder text:placeholder-type="text">&lt;for each="nl in line.name.split('\n')"&gt;</text:placeholder></text:span></text:span></text:p>
            <text:p text:style-name="P58"><text:span text:style-name="Strong_20_Emphasis"><text:span text:style-name="T19"><text:placeholder text:placeholder-type="text">&lt;nl&gt;</text:placeholder></text:span></text:span></text:p>
            <text:p text:style-name="P63"><text:span text:style-name="Strong_20_Emphasis"><text:span text:style-name="T21"><text:placeholder text:placeholder-type="text">&lt;/for&gt;</text:placeholder></text:span></text:span></text:p>
            <text:p text:style-name="P62"><text:span text:style-name="Strong_20_Emphasis"><text:span text:style-name="T23"><text:placeholder text:placeholder-type="text">&lt;line.product_id and line.product_id.description_sale or ''&gt;</text:placeholder></text:span></text:span></text:p>
            <text:p text:style-name="P43"><text:span text:style-name="Strong_20_Emphasis"><text:span text:style-name="T26"><text:placeholder text:placeholder-type="text">&lt;if test="check_installed_module('partner_product_additional_description')"&gt;</text:placeholder></text:span></text:span></text:p>
            <text:p text:style-name="P43"><text:span text:style-name="Strong_20_Emphasis"><text:span text:style-name="T26"><text:placeholder text:placeholder-type="text">&lt;if test="line.picking_id.partner_product_additional_description_id"&gt;</text:placeholder></text:span></text:span></text:p>
            <text:p text:style-name="P43"><text:span text:style-name="Strong_20_Emphasis"><text:span text:style-name="T22"><text:placeholder text:placeholder-type="text">&lt;line.picking_id.partner_product_additional_description_id.name&gt;</text:placeholder></text:span></text:span></text:p>
            <text:p text:style-name="P43"><text:span text:style-name="Strong_20_Emphasis"><text:span text:style-name="T26"><text:placeholder text:placeholder-type="text">&lt;/if&gt;</text:placeholder></text:span></text:span></text:p>
            <text:p text:style-name="P44"><text:bookmark-start text:name="__DdeLink__1306_1101738539111"/><text:span text:style-name="Strong_20_Emphasis"><text:span text:style-name="T26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9" office:value-type="string">
            <text:p text:style-name="P68"><text:span text:style-name="Strong_20_Emphasis"><text:span text:style-name="T12"><text:placeholder text:placeholder-type="text">&lt;line.product_uom and line.product_uom.name&gt;</text:placeholder></text:span></text:span></text:p>
          </table:table-cell>
          <table:table-cell table:style-name="Table3.E9" office:value-type="string">
            <text:p text:style-name="P67"><text:span text:style-name="Strong_20_Emphasis"><text:span text:style-name="T16"><text:placeholder text:placeholder-type="text">&lt;if test="line.product_uom_qty != 0.0"&gt;</text:placeholder></text:span></text:span><text:span text:style-name="Strong_20_Emphasis"><text:span text:style-name="T12"> </text:span></text:span><text:span text:style-name="Strong_20_Emphasis"><text:span text:style-name="T13"><text:placeholder text:placeholder-type="text">&lt;formatLang(line.product_uom_qty,digits=0)&gt;</text:placeholder></text:span></text:span><text:span text:style-name="Strong_20_Emphasis"><text:span text:style-name="T16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5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" style:family="table">
      <style:table-properties style:width="18.997cm" table:align="left" style:writing-mode="lr-tb"/>
    </style:style>
    <style:style style:name="Table7.A" style:family="table-column">
      <style:table-column-properties style:column-width="8.996cm"/>
    </style:style>
    <style:style style:name="Table7.B" style:family="table-column">
      <style:table-column-properties style:column-width="3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2cm"/>
    </style:style>
    <style:style style:name="Table7.1" style:family="table-row">
      <style:table-row-properties style:min-row-height="0.397cm"/>
    </style:style>
    <style:style style:name="Table7.A1" style:family="table-cell">
      <style:table-cell-properties style:vertical-align="middle" fo:padding="0cm" fo:border="none"/>
    </style:style>
    <style:style style:name="Table7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7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7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7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7.3" style:family="table-row">
      <style:table-row-properties style:min-row-height="1.7cm"/>
    </style:style>
    <style:style style:name="Table7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9.001cm"/>
    </style:style>
    <style:style style:name="Table8.B" style:family="table-column">
      <style:table-column-properties style:column-width="9.99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9.001cm" fo:margin-left="0cm" table:align="left"/>
    </style:style>
    <style:style style:name="Table6.A" style:family="table-column">
      <style:table-column-properties style:column-width="19.001cm"/>
    </style:style>
    <style:style style:name="Table6.A1" style:family="table-cell">
      <style:table-cell-properties fo:padding="0.097cm" fo:border="none"/>
    </style:style>
    <style:style style:name="Table9" style:family="table">
      <style:table-properties style:width="19.001cm" fo:margin-left="0cm" table:align="left"/>
    </style:style>
    <style:style style:name="Table9.A" style:family="table-column">
      <style:table-column-properties style:column-width="19.001cm"/>
    </style:style>
    <style:style style:name="Table9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7pt" fo:font-style="italic" fo:font-weight="normal" officeooo:paragraph-rsid="006d1f76" style:font-size-asian="7pt" style:font-style-asian="italic" style:font-weight-asian="normal" style:font-size-complex="7pt" style:font-style-complex="italic" style:font-weight-complex="normal" text:display="true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e3a8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e3a8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19b1a2" style:font-size-asian="8pt" style:font-style-asian="normal" style:font-size-complex="8pt" style:font-style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1614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1614" style:font-size-asian="8pt" style:font-style-asian="normal" style:font-weight-asian="bold" style:font-size-complex="8pt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f77f0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1614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9b1a2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solid" style:text-underline-width="auto" style:text-underline-color="font-color" fo:font-weight="normal" officeooo:rsid="016a1d2a" officeooo:paragraph-rsid="021a62fb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e3a85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</style:header>
      <style:header-first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7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7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name or ''&gt;</text:placeholder></text:p>
            </table:table-cell>
            <table:table-cell table:style-name="Table7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7.1">
            <table:table-cell table:style-name="Table7.A1" office:value-type="string">
              <text:p text:style-name="MP7"/>
            </table:table-cell>
            <table:table-cell table:style-name="Table7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7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7.3">
            <table:table-cell table:style-name="Table7.A1" office:value-type="string">
              <text:p text:style-name="MP11"/>
              <text:p text:style-name="MP11"/>
              <text:p text:style-name="MP12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7.B3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3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4"><text:placeholder text:placeholder-type="text">&lt;if test="check_installed_module('stock_picking_usability')"&gt;</text:placeholder></text:p>
              <text:p text:style-name="MP15"><text:placeholder text:placeholder-type="text">&lt;if test="o.sale_partner_invoice_id"&gt;</text:placeholder></text:p>
              <text:p text:style-name="MP16"><text:span text:style-name="MT4"><text:placeholder text:placeholder-type="text">&lt;get_label(o,'sale_partner_invoice_id')&gt;</text:placeholder></text:span><text:span text:style-name="MT5">:</text:span></text:p>
              <text:p text:style-name="MP17"><text:placeholder text:placeholder-type="text">&lt;o.sale_partner_invoice_id.title&gt;</text:placeholder></text:p>
              <text:p text:style-name="MP18"><text:placeholder text:placeholder-type="text">&lt;o.sale_partner_invoice_id.name or ''&gt;</text:placeholder></text:p>
              <text:p text:style-name="MP19"><text:placeholder text:placeholder-type="text">&lt;o.sale_partner_invoice_id.street or ''&gt;</text:placeholder> <text:placeholder text:placeholder-type="text">&lt;o.sale_partner_invoice_id.street2 or ''&gt;</text:placeholder></text:p>
              <text:p text:style-name="MP20"><text:span text:style-name="MT6"><text:placeholder text:placeholder-type="text">&lt;o.sale_partner_invoice_id.zip or ''&gt;</text:placeholder></text:span><text:span text:style-name="MT6"> <text:s/></text:span><text:span text:style-name="MT6"><text:placeholder text:placeholder-type="text">&lt;o.sale_partner_invoice_id.city or ''&gt;</text:placeholder></text:span><text:span text:style-name="MT6"> (</text:span><text:span text:style-name="MT6"><text:placeholder text:placeholder-type="text">&lt;o.sale_partner_invoice_id.state_id.code&gt;</text:placeholder></text:span><text:span text:style-name="MT6">) </text:span><text:span text:style-name="MT6"><text:placeholder text:placeholder-type="text">&lt;o.sale_partner_invoice_id.country_id and o.sale_partner_invoice_id.country_id.name or ''&gt;</text:placeholder></text:span></text:p>
              <text:p text:style-name="MP21"><text:placeholder text:placeholder-type="text">&lt;/if&gt;</text:placeholder></text:p>
              <text:p text:style-name="MP22"><text:placeholder text:placeholder-type="text">&lt;/if&gt;</text:placeholder></text:p>
            </table:table-cell>
            <table:table-cell table:style-name="Table8.B1" office:value-type="string">
              <text:p text:style-name="MP23"><text:span text:style-name="MT4"><text:placeholder text:placeholder-type="text">&lt;get_label(o,'partner_id')&gt;</text:placeholder></text:span><text:span text:style-name="MT5">:</text:span></text:p>
              <text:p text:style-name="MP24"><text:placeholder text:placeholder-type="text">&lt;o.partner_id.title&gt;</text:placeholder></text:p>
              <text:p text:style-name="MP25"><text:placeholder text:placeholder-type="text">&lt;o.partner_id.name or ''&gt;</text:placeholder></text:p>
              <text:p text:style-name="MP19"><text:placeholder text:placeholder-type="text">&lt;o.partner_id.street or ''&gt;</text:placeholder> <text:placeholder text:placeholder-type="text">&lt;o.partner_id.street2 or ''&gt;</text:placeholder></text:p>
              <text:p text:style-name="MP26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7"/>
              <text:p text:style-name="MP28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29"><text:span text:style-name="MT8">@<text:tab/>: </text:span><text:span text:style-name="MT9"><text:placeholder text:placeholder-type="text">&lt;o.partner_id.email&gt;</text:placeholder></text:span></text:p>
            </table:table-cell>
          </table:table-row>
        </table:table>
        <text:p text:style-name="MP30"/>
      </style:header-first>
      <style:footer>
        <text:p text:style-name="MP31"/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MP32"><text:placeholder text:placeholder-type="text">&lt;o.company_id.rml_footer&gt;</text:placeholder></text:p>
              <text:p text:style-name="MP33"/>
            </table:table-cell>
          </table:table-row>
        </table:table>
        <text:p text:style-name="Standard"/>
      </style:footer>
      <style:footer-first>
        <text:p text:style-name="MP31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MP34"><text:span text:style-name="MT10"><text:placeholder text:placeholder-type="text">&lt;if test="not 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  <text:p text:style-name="MP33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19T21:49:52.992130740</dc:date>
    <meta:editing-duration>P6DT10H25M16S</meta:editing-duration>
    <meta:editing-cycles>791</meta:editing-cycles>
    <meta:generator>LibreOffice/5.1.6.2$Linux_X86_64 LibreOffice_project/10m0$Build-2</meta:generator>
    <meta:document-statistic meta:table-count="6" meta:image-count="0" meta:object-count="0" meta:page-count="1" meta:paragraph-count="83" meta:word-count="202" meta:character-count="3092" meta:non-whitespace-character-count="2967"/>
  </office:meta>
</office:document-meta>
</file>